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NewRoman" svg:font-family="TimesNew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Standard">
      <style:text-properties fo:font-size="26pt" style:font-size-asian="26pt" style:font-size-complex="26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master-page-name="First_20_Page">
      <style:paragraph-properties style:page-number="auto" fo:break-before="page"/>
    </style:style>
    <style:style style:name="P6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Text_20_body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2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New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8" style:family="text">
      <style:text-properties style:font-name="TimesNewRoman" style:font-name-asian="TimesNewRomanPSMT" style:font-name-complex="TimesNewRomanPSM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4c4c4c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3"/>
      <text:p text:style-name="P7">INGENIERÍA DEL SOFTWARE III</text:p>
      <text:p text:style-name="P8"/>
      <text:p text:style-name="P9"><text:span text:style-name="T1">Número de <text:s/>Iteración ( Fase de la Iteración)</text:span><text:span text:style-name="T2"> </text:span></text:p>
      <text:p text:style-name="P8"/>
      <text:p text:style-name="P10"><text:span text:style-name="T3"><text:tab/><text:tab/><text:tab/><text:tab/></text:span><text:span text:style-name="T4"><text:tab/></text:span></text:p>
      <text:p text:style-name="P11"/>
      <text:p text:style-name="P10"><text:span text:style-name="T4"><text:tab/><text:tab/><text:tab/><text:tab/><text:tab/></text:span><text:span text:style-name="T5">Profesor de prácticas asignado: </text:span><text:span text:style-name="T7">Miguel Lastra Leidinger</text:span></text:p>
      <text:p text:style-name="P11"><text:tab/><text:tab/><text:tab/><text:tab/><text:tab/><text:span text:style-name="T9">Grupo de prácticas:</text:span> <text:span text:style-name="T8">Grupo M 1.2, Miércoles 12-14h</text:span></text:p>
      <text:p text:style-name="P11"><text:tab/><text:tab/><text:tab/><text:tab/><text:tab/><text:span text:style-name="T9">Firman este documento: </text:span></text:p>
      <text:p text:style-name="P11"><text:tab/><text:tab/><text:tab/><text:tab/><text:tab/><text:tab/>Miguel López Fernández – 75161559C <text:s/>(Encargado)</text:p>
      <text:p text:style-name="P11"><text:tab/><text:tab/><text:tab/><text:tab/><text:tab/><text:tab/>Juan Miguel Cabrera Rodríguez - 75482738G</text:p>
      <text:p text:style-name="P11"><text:tab/><text:tab/><text:tab/><text:tab/><text:tab/><text:tab/></text:p>
      <text:p text:style-name="P11"/>
      <text:p text:style-name="P11"/>
      <text:p text:style-name="P11"><text:tab/><text:tab/><text:tab/><text:tab/><text:tab/></text:p>
      <text:p text:style-name="P11"/>
      <text:p text:style-name="P11"/>
      <text:p text:style-name="P12">Observaciones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">Documento afectado: <text:span text:style-name="T10">DD 1.0</text:span></text:p>
          </table:table-cell>
        </table:table-row>
        <table:table-row>
          <table:table-cell table:style-name="Tabla6.A2" office:value-type="string">
            <text:p text:style-name="P1">Importancia: <text:span text:style-name="T10">Media</text:span></text:p>
          </table:table-cell>
        </table:table-row>
        <table:table-row>
          <table:table-cell table:style-name="Tabla6.A2" office:value-type="string">
            <text:p text:style-name="P1">Descripción de la observación: <text:span text:style-name="T10">Se ha detectado la omisión en la arquitectura del sistema del paquete comunicaciones, necesario para comunicar el software con el exterior, por ejemplo, un cliente desde su casa con el centro medico.</text:span></text:p>
          </table:table-cell>
        </table:table-row>
        <table:table-row>
          <table:table-cell table:style-name="Tabla6.A2" office:value-type="string">
            <text:p text:style-name="P1">Solución de cambio propuesta:<text:span text:style-name="T11"> </text:span><text:span text:style-name="T10">Inclusión en la arquitectura del sistema, y de ahí recursivamente ( diagrama de componentes, etc... ) del paquete comunicaciones.</text:span></text:p>
          </table:table-cell>
        </table:table-row>
      </table:table>
      <text:p text:style-name="P4"/>
      <text:p text:style-name="P12">Observaciones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Documento afectado: <text:span text:style-name="T12">DD 1.0</text:span></text:p>
          </table:table-cell>
        </table:table-row>
        <table:table-row>
          <table:table-cell table:style-name="Tabla1.A2" office:value-type="string">
            <text:p text:style-name="P2"><text:span text:style-name="T5">Importancia: </text:span><text:span text:style-name="T6">Alta</text:span></text:p>
          </table:table-cell>
        </table:table-row>
        <table:table-row>
          <table:table-cell table:style-name="Tabla1.A2" office:value-type="string">
            <text:p text:style-name="P2"><text:span text:style-name="T5">Descripción de la observación: </text:span><text:span text:style-name="T6">La relación de asociación “Receta” entre las clases “Médico” y “Paciente” sólo permite una receta entre cada par Paciente-Médico.</text:span></text:p>
          </table:table-cell>
        </table:table-row>
        <table:table-row>
          <table:table-cell table:style-name="Tabla1.A2" office:value-type="string">
            <text:p text:style-name="P1">Solución de cambio propuesta:<text:span text:style-name="T11"> Modificar la relación para permitir que un paciente pueda tener asignadas varias recetas del mismo médico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NewRoman" svg:font-family="TimesNew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5-05T13:40:13</meta:creation-date>
    <meta:document-statistic meta:table-count="2" meta:image-count="1" meta:object-count="0" meta:page-count="3" meta:paragraph-count="20" meta:word-count="161" meta:character-count="1128"/>
    <dc:date>2011-05-05T13:41:06</dc:date>
    <dc:creator>Juan </dc:creator>
    <meta:editing-duration>PT00H00M54S</meta:editing-duration>
    <meta:editing-cycles>1</meta:editing-cycles>
    <meta:generator>OpenOffice.org/3.2$Linux OpenOffice.org_project/320m12$Build-9483</meta:generator>
  </office:meta>
</office:document-meta>
</file>